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>
      <style:text-properties fo:font-size="12pt" style:font-size-asian="10.5pt" style:font-size-complex="12pt"/>
    </style:style>
    <style:style style:name="P11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2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3" style:family="paragraph" style:parent-style-name="Standard" style:list-style-name="L4">
      <style:text-properties fo:font-size="14pt" officeooo:rsid="0001f7d1" officeooo:paragraph-rsid="0006ea58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17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18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19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3555890519502382681" text:style-name="L1">
        <text:list-item>
          <text:p text:style-name="P8">Home (news, nuovi prodotti, offerte, informazioni varie e cool)</text:p>
        </text:list-item>
        <text:list-item>
          <text:p text:style-name="P8">Prodotti (pagina di ricerca)</text:p>
        </text:list-item>
        <text:list-item>
          <text:p text:style-name="P8">Prodotto (pagina del prodotto singolo: recensioni, descrizione prodotto)</text:p>
        </text:list-item>
        <text:list-item>
          <text:p text:style-name="P8">Contattaci (form per invio di un messaggio)</text:p>
        </text:list-item>
        <text:list-item>
          <text:p text:style-name="P8">Registrazione (creazione account)</text:p>
        </text:list-item>
        <text:list-item>
          <text:p text:style-name="P8">Login</text:p>
        </text:list-item>
        <text:list-item>
          <text:p text:style-name="P8">Pagina per l'aggiunta dei prodotti</text:p>
        </text:list-item>
        <text:list-item>
          <text:p text:style-name="P8">Prodotti realizzati su commissione (componi la tua lampada)</text:p>
        </text:list-item>
        <text:list-item>
          <text:p text:style-name="P8">Carrello</text:p>
        </text:list-item>
        <text:list-item>
          <text:p text:style-name="P8">Lis<text:span text:style-name="T1">t</text:span>a dei desideri</text:p>
        </text:list-item>
        <text:list-item>
          <text:p text:style-name="P8">Pagina gestione account utente (modifica dati personali es. Nome, Cognome etc...)</text:p>
        </text:list-item>
        <text:list-item>
          <text:p text:style-name="P8">I miei ordini</text:p>
        </text:list-item>
        <text:list-item>
          <text:p text:style-name="P8">Chi siamo (locazione negozio, numeri di telefono, e-mail)</text:p>
        </text:list-item>
        <text:list-item>
          <text:p text:style-name="P8">FAQ (spedizione, rimborsi)</text:p>
        </text:list-item>
        <text:list-item>
          <text:p text:style-name="P8">Ricerca avanzata (puo' essere implementata nella pagina di ricerca originale)</text:p>
        </text:list-item>
      </text:list>
      <text:p text:style-name="Standard"/>
      <text:p text:style-name="P3">Modalita d'accesso:</text:p>
      <text:list xml:id="list2119973086073429419" text:style-name="L2">
        <text:list-item>
          <text:p text:style-name="P9">Utente (con diverse categorie volendo es. Utente premium)</text:p>
        </text:list-item>
        <text:list-item>
          <text:p text:style-name="P9">Amministratore</text:p>
        </text:list-item>
        <text:list-item>
          <text:p text:style-name="P9">Visitatore</text:p>
        </text:list-item>
      </text:list>
      <text:p text:style-name="Standard"/>
      <text:p text:style-name="P3">Idee random:</text:p>
      <text:list xml:id="list849088241628603899" text:style-name="L3">
        <text:list-item>
          <text:p text:style-name="P10">Carrello condiviso</text:p>
        </text:list-item>
        <text:list-item>
          <text:p text:style-name="P10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Pagine</text:p>
      <text:p text:style-name="P7"/>
      <text:list xml:id="list2527011932686528214" text:style-name="L4">
        <text:list-item>
          <text:p text:style-name="P11">Acquisto</text:p>
        </text:list-item>
        <text:list-item>
          <text:p text:style-name="P11">Annunci</text:p>
        </text:list-item>
        <text:list-item>
          <text:p text:style-name="P11">Carrello</text:p>
        </text:list-item>
        <text:list-item>
          <text:p text:style-name="P13">Contattaci <text:span text:style-name="T2">(Versione mobile pronta)</text:span></text:p>
        </text:list-item>
        <text:list-item>
          <text:p text:style-name="P11">Gestione annunci</text:p>
        </text:list-item>
        <text:list-item>
          <text:p text:style-name="P11">Gestione ordini</text:p>
        </text:list-item>
        <text:list-item>
          <text:p text:style-name="P11">Gestione prodotti</text:p>
        </text:list-item>
        <text:list-item>
          <text:p text:style-name="P11">I miei ordini</text:p>
        </text:list-item>
        <text:list-item>
          <text:p text:style-name="P11">Impostazioni account</text:p>
        </text:list-item>
        <text:list-item>
          <text:p text:style-name="P11">Index</text:p>
        </text:list-item>
        <text:list-item>
          <text:p text:style-name="P11">Indirizzi</text:p>
        </text:list-item>
        <text:list-item>
          <text:p text:style-name="P14">La nostra storia <text:span text:style-name="T2">(Versione mobile pronta)</text:span></text:p>
        </text:list-item>
        <text:list-item>
          <text:p text:style-name="P11">Lista desideri</text:p>
        </text:list-item>
        <text:list-item>
          <text:p text:style-name="P11">Login <text:span text:style-name="T2">(Versione mobile pronta)</text:span></text:p>
        </text:list-item>
        <text:list-item>
          <text:p text:style-name="P11">Prodotti</text:p>
        </text:list-item>
        <text:list-item>
          <text:p text:style-name="P11">Prodotto</text:p>
        </text:list-item>
        <text:list-item>
          <text:p text:style-name="P12">Registrazione <text:span text:style-name="T2">(Versione mobile pronta)</text:span></text:p>
        </text:list-item>
        <text:list-item>
          <text:p text:style-name="P15">Resi rimborsi <text:span text:style-name="T2">(Versione mobile pronta)</text:span></text:p>
        </text:list-item>
        <text:list-item>
          <text:p text:style-name="P16">Termini spedizione <text:span text:style-name="T2">(Versione mobile pronta)</text:span></text:p>
        </text:list-item>
        <text:list-item>
          <text:p text:style-name="P11">Togli utenti</text:p>
        </text:list-item>
        <text:list-item>
          <text:p text:style-name="P17">Mappa del sito</text:p>
        </text:list-item>
      </text:list>
      <text:p text:style-name="P4"/>
      <text:p text:style-name="P5">Media query:</text:p>
      <text:p text:style-name="P5"/>
      <text:p text:style-name="P5">@media screen and (min-width: 768px)</text:p>
      <text:p text:style-name="P5">@media screen and (min-width: 806px)</text:p>
      <text:p text:style-name="P5"/>
      <text:p text:style-name="P19">Mappa del sito <text:span text:style-name="T3">(struttura albero):</text:span></text:p>
      <text:p text:style-name="P19">- <text:span text:style-name="T5">Index</text:span></text:p>
      <text:p text:style-name="P19">- <text:span text:style-name="T3">Account: Login, Registrazione, Impostazioni account, I miei ordini, Indirizzi</text:span></text:p>
      <text:p text:style-name="P19">- <text:span text:style-name="T3">Amministrazione: Gestione annunci, Togli utenti, Gestione prodotti, Gestione ordini</text:span></text:p>
      <text:p text:style-name="P19">- <text:span text:style-name="T4">Informazioni su di noi: Contattaci, La nostra storia, Annunci</text:span></text:p>
      <text:p text:style-name="P19">- <text:span text:style-name="T6">Servizi del sito: Prodotti, Prodotto, Carrello, Lista desideri</text:span></text:p>
      <text:p text:style-name="P19">- <text:span text:style-name="T6">Informazioni sui servizi: Resi rimborsi, Termini spedizione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18T18:05:42.123782903</dc:date>
    <meta:editing-duration>PT2H49M7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56" meta:word-count="272" meta:character-count="1742" meta:non-whitespace-character-count="1567"/>
  </office:meta>
</office:document-meta>
</file>